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32.00pt" fo:font-weight="bold" fo:font-family="Calibri" style:font-family-asian="Calibri" style:font-family-complex="Calibri" fo:background-color="transparent" style:use-window-font-color="true"/>
    </style:style>
    <style:style style:name="T3" style:family="text">
      <style:text-properties fo:font-size="20.00pt" fo:font-weight="bold" fo:font-family="Calibri" style:font-family-asian="Calibri" style:font-family-complex="Calibri" fo:background-color="transparent" style:use-window-font-color="true"/>
    </style:style>
    <style:style style:name="T4" style:family="text">
      <style:text-properties fo:font-size="32.00pt" fo:font-weight="bold" fo:font-family="Calibri" style:font-family-asian="Calibri" style:font-family-complex="Calibri" fo:background-color="transparent" style:use-window-font-color="true"/>
    </style:style>
    <style:style style:name="T5" style:family="text">
      <style:text-properties fo:font-size="14.00pt" fo:font-weight="bold"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8.00pt" fo:font-weight="bold" fo:font-family="Calibri" style:font-family-asian="Calibri" style:font-family-complex="Calibri" fo:background-color="transparent" style:use-window-font-color="true"/>
    </style:style>
    <style:style style:name="T8" style:family="text">
      <style:text-properties fo:font-size="14.00pt" fo:font-weight="bold" fo:font-family="Calibri" style:font-family-asian="Calibri" style:font-family-complex="Calibri" fo:background-color="transparent" style:use-window-font-color="true"/>
    </style:style>
    <style:style style:name="T9" style:family="text">
      <style:text-properties fo:font-size="11.00pt" fo:font-weight="normal" fo:font-family="'Carlito, Calibri'" style:font-family-asian="'Carlito, Calibri'" style:font-family-complex="'Carlito, 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bold" fo:font-family="'Carlito, Calibri'" style:font-family-asian="'Carlito, Calibri'" style:font-family-complex="'Carlito, Calibri'" fo:background-color="transparent" style:use-window-font-color="true"/>
    </style:style>
    <style:style style:name="T12" style:family="text">
      <style:text-properties fo:font-size="11.00pt" fo:font-weight="normal" fo:font-family="'Carlito, Calibri'" style:font-family-asian="'Carlito, Calibri'" style:font-family-complex="'Carlito, 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bold" fo:font-family="'Carlito, Calibri'" style:font-family-asian="'Carlito, Calibri'" style:font-family-complex="'Carlito, Calibri'" fo:background-color="transparent" style:use-window-font-color="true"/>
    </style:style>
    <style:style style:name="T15" style:family="text">
      <style:text-properties fo:font-size="11.00pt" fo:font-weight="normal" fo:font-family="'Carlito, Calibri'" style:font-family-asian="'Carlito, Calibri'" style:font-family-complex="'Carlito, 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bold" fo:font-family="'Carlito, Calibri'" style:font-family-asian="'Carlito, Calibri'" style:font-family-complex="'Carlito, Calibri'" fo:background-color="transparent" style:use-window-font-color="true"/>
    </style:style>
    <style:style style:name="T18" style:family="text">
      <style:text-properties fo:font-size="11.00pt" fo:font-weight="normal" fo:font-family="'Carlito, Calibri'" style:font-family-asian="'Carlito, Calibri'" style:font-family-complex="'Carlito, 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4.00pt" fo:font-weight="bold" fo:font-family="Calibri" style:font-family-asian="Calibri" style:font-family-complex="Calibri" fo:background-color="transparent" style:use-window-font-color="true"/>
    </style:style>
    <style:style style:name="T21" style:family="text">
      <style:text-properties fo:font-size="11.00pt" fo:font-weight="normal" fo:font-family="'Carlito, Calibri'" style:font-family-asian="'Carlito, Calibri'" style:font-family-complex="'Carlito, 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bold" fo:font-family="'Carlito, Calibri'" style:font-family-asian="'Carlito, Calibri'" style:font-family-complex="'Carlito, Calibri'" fo:background-color="transparent" style:use-window-font-color="true"/>
    </style:style>
    <style:style style:name="T24" style:family="text">
      <style:text-properties fo:font-size="11.00pt" fo:font-weight="normal" fo:font-family="'Carlito, Calibri'" style:font-family-asian="'Carlito, Calibri'" style:font-family-complex="'Carlito, 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bold" fo:font-family="'Carlito, Calibri'" style:font-family-asian="'Carlito, Calibri'" style:font-family-complex="'Carlito, Calibri'" fo:background-color="transparent" style:use-window-font-color="true"/>
    </style:style>
    <style:style style:name="T27" style:family="text">
      <style:text-properties fo:font-size="11.00pt" fo:font-weight="normal" fo:font-family="'Carlito, Calibri'" style:font-family-asian="'Carlito, Calibri'" style:font-family-complex="'Carlito, Calibri'"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1.00pt" fo:font-weight="bold" fo:font-family="'Carlito, Calibri'" style:font-family-asian="'Carlito, Calibri'" style:font-family-complex="'Carlito, Calibri'" fo:background-color="transparent" style:use-window-font-color="true"/>
    </style:style>
    <style:style style:name="T30" style:family="text">
      <style:text-properties fo:font-size="11.00pt" fo:font-weight="normal" fo:font-family="'Carlito, Calibri'" style:font-family-asian="'Carlito, Calibri'" style:font-family-complex="'Carlito, 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right" fo:margin-top="12.00pt"/>
    </style:style>
    <style:style style:name="P2" style:family="paragraph">
      <style:paragraph-properties fo:line-height="100.00%" fo:text-align="right" fo:margin-top="12.00pt" fo:margin-bottom="36.00pt"/>
    </style:style>
    <style:style style:name="P3" style:family="paragraph">
      <style:paragraph-properties fo:line-height="100.00%" fo:text-align="right" fo:margin-bottom="20.00pt"/>
    </style:style>
    <style:style style:name="P4" style:family="paragraph">
      <style:paragraph-properties fo:line-height="100.00%" fo:text-align="right" fo:margin-top="12.00pt" fo:margin-bottom="36.00pt"/>
    </style:style>
    <style:style style:name="P5" style:family="paragraph">
      <style:paragraph-properties fo:line-height="100.00%" fo:text-align="left"/>
    </style:style>
    <style:style style:name="P6" style:family="paragraph">
      <style:paragraph-properties fo:line-height="100.00%" fo:text-align="left" fo:margin-left="18.00pt" fo:text-indent="-18.00pt" fo:margin-top="14.00pt" fo:margin-bottom="14.00pt"/>
    </style:style>
    <style:style style:name="P7" style:family="paragraph">
      <style:paragraph-properties fo:line-height="100.00%" fo:text-align="left"/>
    </style:style>
    <text:list-style style:name="L8">
      <text:list-level-style-bullet text:level="1" text:bullet-char="•">
        <style:list-level-properties text:space-before="0.00pt" text:min-label-width="18.00pt"/>
        <style:text-properties fo:font-family="Symbol"/>
      </text:list-level-style-bullet>
    </text:list-style>
    <style:style style:name="P8" style:family="paragraph">
      <style:paragraph-properties fo:line-height="100.00%" fo:text-align="left"/>
    </style:style>
    <style:style style:name="P9" style:family="paragraph">
      <style:paragraph-properties fo:line-height="100.00%" fo:text-align="left"/>
    </style:style>
    <text:list-style style:name="L10">
      <text:list-level-style-bullet text:level="1" text:bullet-char="•">
        <style:list-level-properties text:space-before="0.00pt" text:min-label-width="18.00pt"/>
        <style:text-properties fo:font-family="Symbol"/>
      </text:list-level-style-bullet>
    </text:list-style>
    <style:style style:name="P10" style:family="paragraph">
      <style:paragraph-properties fo:line-height="100.00%" fo:text-align="left"/>
    </style:style>
    <style:style style:name="P11" style:family="paragraph">
      <style:paragraph-properties fo:line-height="100.00%" fo:text-align="left" fo:margin-left="18.00pt" fo:text-indent="0.00pt"/>
    </style:style>
    <style:style style:name="P12" style:family="paragraph">
      <style:paragraph-properties fo:line-height="100.00%" fo:text-align="left"/>
    </style:style>
    <style:style style:name="P13" style:family="paragraph">
      <style:paragraph-properties fo:line-height="100.00%" fo:text-align="left" fo:margin-left="18.00pt" fo:text-indent="-18.00pt" fo:margin-top="14.00pt" fo:margin-bottom="14.00pt"/>
    </style:style>
    <style:style style:name="P14" style:family="paragraph">
      <style:paragraph-properties fo:line-height="100.00%" fo:text-align="left"/>
    </style:style>
    <text:list-style style:name="L15">
      <text:list-level-style-bullet text:level="1" text:bullet-char="•">
        <style:list-level-properties text:space-before="0.00pt" text:min-label-width="18.00pt"/>
        <style:text-properties fo:font-family="Symbol"/>
      </text:list-level-style-bullet>
    </text:list-style>
    <style:style style:name="P15" style:family="paragraph">
      <style:paragraph-properties fo:line-height="100.00%" fo:text-align="left"/>
    </style:style>
    <style:style style:name="P16" style:family="paragraph">
      <style:paragraph-properties fo:line-height="100.00%" fo:text-align="left"/>
    </style:style>
    <text:list-style style:name="L17">
      <text:list-level-style-bullet text:level="1" text:bullet-char="•">
        <style:list-level-properties text:space-before="0.00pt" text:min-label-width="18.00pt"/>
        <style:text-properties fo:font-family="Symbol"/>
      </text:list-level-style-bullet>
    </text:list-style>
    <style:style style:name="P17" style:family="paragraph">
      <style:paragraph-properties fo:line-height="100.00%" fo:text-align="left"/>
    </style:style>
    <style:style style:name="P18" style:family="paragraph">
      <style:paragraph-properties fo:line-height="100.00%" fo:text-align="left"/>
    </style:style>
    <style:style style:name="P19" style:family="paragraph">
      <style:paragraph-properties fo:line-height="100.00%" fo:text-align="left" fo:margin-left="18.00pt" fo:text-indent="-18.00pt" fo:margin-top="14.00pt" fo:margin-bottom="14.00pt"/>
    </style:style>
  </office:automatic-styles>
  <office:body>
    <office:text>
      <text:p text:style-name="P1"><text:span text:style-name="T1"/></text:p>
      <text:p text:style-name="P2"><text:span text:style-name="T2">Software Design Specifications</text:span></text:p>
      <text:p text:style-name="P3"><text:span text:style-name="T3">for</text:span></text:p>
      <text:p text:style-name="P4"><text:span text:style-name="T4">&lt;Project&gt;</text:span></text:p>
      <text:p text:style-name="P4"><text:span text:style-name="T5">Version 0.1 approved</text:span></text:p>
      <text:p text:style-name="P4"><text:span text:style-name="T5">Prepared by &lt;authors&gt;</text:span></text:p>
      <text:p text:style-name="P4"><text:span text:style-name="T5">&lt;team name&gt;</text:span></text:p>
      <text:p text:style-name="P4"><text:span text:style-name="T5">&lt;date created&gt;</text:span></text:p>
      <text:p text:style-name="P5"><text:span text:style-name="T6"/></text:p>
      <text:p text:style-name="P5"><text:span text:style-name="T6"/></text:p>
      <text:p text:style-name="P5"><text:span text:style-name="T6"/></text:p>
      <text:p text:style-name="P5"><text:span text:style-name="T7">Sequence Diagrams</text:span></text:p>
      <text:p text:style-name="P6"><text:span text:style-name="T8">Sequence Join Game</text:span></text:p>
      <text:p text:style-name="P7"><text:span text:style-name="T9">Player tries to join a game.</text:span></text:p>
      <text:p text:style-name="P7"><text:span text:style-name="T10"/></text:p>
      <text:p text:style-name="P7"><text:span text:style-name="T11">The functional requirements related to this sequence are:</text:span></text:p>
      <text:list text:style-name="L8">
        <text:list-item>
          <text:p text:style-name="P8"><text:span text:style-name="T12">FREQ-1: Game Server</text:span></text:p>
        </text:list-item>
        <text:list-item>
          <text:p text:style-name="P8"><text:span text:style-name="T12">FREQ-2: Connection</text:span></text:p>
        </text:list-item>
        <text:list-item>
          <text:p text:style-name="P8"><text:span text:style-name="T12">FREQ-3: Lobby</text:span></text:p>
        </text:list-item>
        <text:list-item>
          <text:p text:style-name="P8"><text:span text:style-name="T12">FREQ-4: GUI</text:span></text:p>
        </text:list-item>
        <text:list-item>
          <text:p text:style-name="P8"><text:span text:style-name="T12">FREQ-5: User Input</text:span></text:p>
        </text:list-item>
      </text:list>
      <text:p text:style-name="P9"><text:span text:style-name="T13"/></text:p>
      <text:p text:style-name="P9"><text:span text:style-name="T14">The scenarios which are related to this sequence are:</text:span></text:p>
      <text:list text:style-name="L10">
        <text:list-item>
          <text:p text:style-name="P10"><text:span text:style-name="T15">SCN-1: Starting a game</text:span></text:p>
        </text:list-item>
      </text:list>
      <text:p text:style-name="P11"><text:span text:style-name="T16"/></text:p>
      <text:p text:style-name="P12"><text:span text:style-name="T17">Scenario Narration</text:span><text:span text:style-name="T18">:</text:span></text:p>
      <text:p text:style-name="P12"><text:span text:style-name="T18">The player fills in their username and the server address in the connection GUI and presses 'connect'. The client sends a 'join_game_request' to the server, where the server tries to add the player to the game. Upon success, the server sends the updated game state to all players. Finally, the server sends the result to the client,</text:span></text:p>
      <text:p text:style-name="P12"><text:span text:style-name="T19"/></text:p>
      <text:p text:style-name="P12"><text:span text:style-name="T19"/></text:p>
      <text:p text:style-name="P12"><draw:frame text:anchor-type="as-char" svg:width="178.59mm" svg:height="115.36mm" style:rel-width="scale" style:rel-height="scale"><draw:object-ole xlink:href="OleObj1"/><draw:image xlink:href="ObjectReplacements/OleObj1"/></draw:frame><text:span text:style-name="T19"/></text:p>
      <text:p text:style-name="P12"><text:span text:style-name="T19"/></text:p>
      <text:p text:style-name="P13"><text:span text:style-name="T20">Sequence Perform an Action</text:span></text:p>
      <text:p text:style-name="P14"><text:span text:style-name="T21">The player requests one more card.</text:span></text:p>
      <text:p text:style-name="P14"><text:span text:style-name="T22"/></text:p>
      <text:p text:style-name="P14"><text:span text:style-name="T23">The functional requirements related to this sequence are:</text:span></text:p>
      <text:list text:style-name="L15">
        <text:list-item>
          <text:p text:style-name="P15"><text:span text:style-name="T24">FREQ-1: Game Server</text:span></text:p>
        </text:list-item>
        <text:list-item>
          <text:p text:style-name="P15"><text:span text:style-name="T24">FREQ-4: GUI</text:span></text:p>
        </text:list-item>
        <text:list-item>
          <text:p text:style-name="P15"><text:span text:style-name="T24">FREQ-7: Turns</text:span></text:p>
        </text:list-item>
        <text:list-item>
          <text:p text:style-name="P15"><text:span text:style-name="T24">FREQ-9: Make a Move</text:span></text:p>
        </text:list-item>
        <text:list-item>
          <text:p text:style-name="P15"><text:span text:style-name="T24">FREQ-10: User Input</text:span></text:p>
        </text:list-item>
      </text:list>
      <text:p text:style-name="P16"><text:span text:style-name="T25"/></text:p>
      <text:p text:style-name="P16"><text:span text:style-name="T26">The scenarios which are related to this sequence are:</text:span></text:p>
      <text:list text:style-name="L17">
        <text:list-item>
          <text:p text:style-name="P17"><text:span text:style-name="T27">SCN-3: Playing a turn</text:span></text:p>
        </text:list-item>
      </text:list>
      <text:p text:style-name="P18"><text:span text:style-name="T28"/></text:p>
      <text:p text:style-name="P18"><text:span text:style-name="T29">Scenario Narration</text:span><text:span text:style-name="T30">:</text:span></text:p>
      <text:p text:style-name="P18"><text:span text:style-name="T30">During their turn, the player decides they want to 'hit', i.e. obtain another card. They press the 'hit' button. The client sends a ‘action_request' with action_type=”hit” to the server. The server checks if the player is allowed to play, and if so pops a card from the shoe and pushes it to the player's cards. The server recalculates the player's score and sends the updated game state to all players, whose clients update their GUIs. The server then sends the response to the initiating player.</text:span></text:p>
      <text:p text:style-name="P18"><text:span text:style-name="T31"/></text:p>
      <text:p text:style-name="P18"><draw:frame text:anchor-type="as-char" svg:width="187.59mm" svg:height="149.75mm" style:rel-width="scale" style:rel-height="scale"><draw:object-ole xlink:href="OleObj2"/><draw:image xlink:href="ObjectReplacements/OleObj2"/></draw:frame><text:span text:style-name="T31"/></text:p>
      <text:p text:style-name="P18"><text:span text:style-name="T31"/></text:p>
      <text:p text:style-name="P18"><text:span text:style-name="T31"/></text:p>
      <text:p text:style-name="P18"><text:span text:style-name="T31"/></text:p>
      <text:p text:style-name="P19"><text:span text:style-name="T31"/></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